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vinceTerritory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  <table:table-cell table:style-name="Default" office:value-type="float" office:value="1174000" calcext:value-type="float">
            <text:p>1174000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4371000" calcext:value-type="float">
            <text:p>4371000</text:p>
          </table:table-cell>
        </table:table-row>
        <table:table-row table:style-name="ro1">
          <table:table-cell office:value-type="string" calcext:value-type="string">
            <text:p>Manitoba</text:p>
          </table:table-cell>
          <table:table-cell office:value-type="float" office:value="-98.739075" calcext:value-type="float">
            <text:p>-98.739075</text:p>
          </table:table-cell>
          <table:table-cell office:value-type="float" office:value="56.415211" calcext:value-type="float">
            <text:p>56.415211</text:p>
          </table:table-cell>
          <table:table-cell table:style-name="Default" office:value-type="float" office:value="1369000" calcext:value-type="float">
            <text:p>1369000</text:p>
          </table:table-cell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  <table:table-cell table:style-name="Default" office:value-type="float" office:value="5071000" calcext:value-type="float">
            <text:p>5071000</text:p>
          </table:table-cell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float" office:value="-63" calcext:value-type="float">
            <text:p>-63</text:p>
          </table:table-cell>
          <table:table-cell office:value-type="float" office:value="45" calcext:value-type="float">
            <text:p>45</text:p>
          </table:table-cell>
          <table:table-cell office:value-type="float" office:value="971395" calcext:value-type="float">
            <text:p>971395</text:p>
          </table:table-cell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  <table:table-cell office:value-type="float" office:value="776827" calcext:value-type="float">
            <text:p>776827</text:p>
          </table:table-cell>
        </table:table-row>
        <table:table-row table:style-name="ro1">
          <table:table-cell office:value-type="string" calcext:value-type="string">
            <text:p>Newfoundland &amp; Labrador</text:p>
          </table:table-cell>
          <table:table-cell office:value-type="float" office:value="-57.660435" calcext:value-type="float">
            <text:p>-57.660435</text:p>
          </table:table-cell>
          <table:table-cell office:value-type="float" office:value="53.135509" calcext:value-type="float">
            <text:p>53.135509</text:p>
          </table:table-cell>
          <table:table-cell office:value-type="float" office:value="521542" calcext:value-type="float">
            <text:p>521542</text:p>
          </table:table-cell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float" office:value="-63" calcext:value-type="float">
            <text:p>-63</text:p>
          </table:table-cell>
          <table:table-cell office:value-type="float" office:value="46.25" calcext:value-type="float">
            <text:p>46.25</text:p>
          </table:table-cell>
          <table:table-cell office:value-type="float" office:value="156947" calcext:value-type="float">
            <text:p>156947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4570000" calcext:value-type="float">
            <text:p>1457000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office:value-type="float" office:value="542298" calcext:value-type="float">
            <text:p>542298</text:p>
          </table:table-cell>
        </table:table-row>
        <table:table-row table:style-name="ro1">
          <table:table-cell office:value-type="string" calcext:value-type="string">
            <text:p>Yukon</text:p>
          </table:table-cell>
          <table:table-cell office:value-type="float" office:value="-135" calcext:value-type="float">
            <text:p>-135</text:p>
          </table:table-cell>
          <table:table-cell office:value-type="float" office:value="64" calcext:value-type="float">
            <text:p>64</text:p>
          </table:table-cell>
          <table:table-cell office:value-type="float" office:value="44238" calcext:value-type="float">
            <text:p>44238</text:p>
          </table:table-cell>
        </table:table-row>
        <table:table-row table:style-name="ro1">
          <table:table-cell office:value-type="string" calcext:value-type="string">
            <text:p>Northwest Territories</text:p>
          </table:table-cell>
          <table:table-cell table:style-name="ce2" office:value-type="float" office:value="-114.371788" calcext:value-type="float">
            <text:p>-114.371788</text:p>
          </table:table-cell>
          <table:table-cell table:style-name="ce2" office:value-type="float" office:value="62.453972" calcext:value-type="float">
            <text:p>62.453972</text:p>
          </table:table-cell>
          <table:table-cell office:value-type="float" office:value="44826" calcext:value-type="float">
            <text:p>44826</text:p>
          </table:table-cell>
        </table:table-row>
        <table:table-row table:style-name="ro1">
          <table:table-cell office:value-type="string" calcext:value-type="string">
            <text:p>Nunavut</text:p>
          </table:table-cell>
          <table:table-cell office:value-type="float" office:value="-86.798981" calcext:value-type="float">
            <text:p>-86.798981</text:p>
          </table:table-cell>
          <table:table-cell office:value-type="float" office:value="70.453262" calcext:value-type="float">
            <text:p>70.453262</text:p>
          </table:table-cell>
          <table:table-cell office:value-type="float" office:value="38780" calcext:value-type="float">
            <text:p>38780</text:p>
          </table:table-cell>
        </table:table-row>
      </table:table>
      <table:table table:name="City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Regina</text:p>
          </table:table-cell>
          <table:table-cell office:value-type="float" office:value="-104.618896" calcext:value-type="float">
            <text:p>-104.618896</text:p>
          </table:table-cell>
          <table:table-cell office:value-type="float" office:value="50.44521" calcext:value-type="float">
            <text:p>50.4452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ose Jaw </text:p>
          </table:table-cell>
          <table:table-cell office:value-type="float" office:value="-105.551941" calcext:value-type="float">
            <text:p>-105.551941</text:p>
          </table:table-cell>
          <table:table-cell office:value-type="float" office:value="50.393333" calcext:value-type="float">
            <text:p>50.39333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-75.695" calcext:value-type="float">
            <text:p>-75.695</text:p>
          </table:table-cell>
          <table:table-cell office:value-type="float" office:value="45.424721" calcext:value-type="float">
            <text:p>45.42472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Quebec City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-97.138451" calcext:value-type="float">
            <text:p>-97.138451</text:p>
          </table:table-cell>
          <table:table-cell office:value-type="float" office:value="49.895077" calcext:value-type="float">
            <text:p>49.89507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nitoba</text:p>
          </table:table-cell>
          <table:table-cell office:value-type="float" office:value="-98.739075" calcext:value-type="float">
            <text:p>-98.739075</text:p>
          </table:table-cell>
          <table:table-cell office:value-type="float" office:value="56.415211" calcext:value-type="float">
            <text:p>56.415211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table:style-name="ce2" office:value-type="float" office:value="-113.323975" calcext:value-type="float">
            <text:p>-113.323975</text:p>
          </table:table-cell>
          <table:table-cell table:style-name="ce1" office:value-type="float" office:value="53.631611" calcext:value-type="float">
            <text:p>53.6316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-123.329773" calcext:value-type="float">
            <text:p>-123.329773</text:p>
          </table:table-cell>
          <table:table-cell table:style-name="ce1" office:value-type="float" office:value="48.407326" calcext:value-type="float">
            <text:p>48.40732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  <table:table-row table:style-name="ro1">
          <table:table-cell office:value-type="string" calcext:value-type="string">
            <text:p>Charlotte Town</text:p>
          </table:table-cell>
          <table:table-cell office:value-type="float" office:value="-63.129166" calcext:value-type="float">
            <text:p>-63.129166</text:p>
          </table:table-cell>
          <table:table-cell office:value-type="float" office:value="46.238888" calcext:value-type="float">
            <text:p>46.23888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ince Edward Island</text:p>
          </table:table-cell>
          <table:table-cell office:value-type="float" office:value="-63" calcext:value-type="float">
            <text:p>-63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float" office:value="-63.582687" calcext:value-type="float">
            <text:p>-63.582687</text:p>
          </table:table-cell>
          <table:table-cell office:value-type="float" office:value="44.65107" calcext:value-type="float">
            <text:p>44.6510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va Scotia</text:p>
          </table:table-cell>
          <table:table-cell office:value-type="float" office:value="-63" calcext:value-type="float">
            <text:p>-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t. Johns</text:p>
          </table:table-cell>
          <table:table-cell office:value-type="float" office:value="-52.71283" calcext:value-type="float">
            <text:p>-52.71283</text:p>
          </table:table-cell>
          <table:table-cell office:value-type="float" office:value="47.560539" calcext:value-type="float">
            <text:p>47.5605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foundland &amp; Labrador</text:p>
          </table:table-cell>
          <table:table-cell office:value-type="float" office:value="-57.660435" calcext:value-type="float">
            <text:p>-57.660435</text:p>
          </table:table-cell>
          <table:table-cell office:value-type="float" office:value="53.135509" calcext:value-type="float">
            <text:p>53.135509</text:p>
          </table:table-cell>
        </table:table-row>
        <table:table-row table:style-name="ro1">
          <table:table-cell office:value-type="string" calcext:value-type="string">
            <text:p>Fredericton</text:p>
          </table:table-cell>
          <table:table-cell office:value-type="float" office:value="-66.646332" calcext:value-type="float">
            <text:p>-66.646332</text:p>
          </table:table-cell>
          <table:table-cell office:value-type="float" office:value="45.964993" calcext:value-type="float">
            <text:p>45.96499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float" office:value="-135.056839" calcext:value-type="float">
            <text:p>-135.056839</text:p>
          </table:table-cell>
          <table:table-cell office:value-type="float" office:value="60.721188" calcext:value-type="float">
            <text:p>60.72118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Yukon</text:p>
          </table:table-cell>
          <table:table-cell office:value-type="float" office:value="-135" calcext:value-type="float">
            <text:p>-1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Yellow Knife</text:p>
          </table:table-cell>
          <table:table-cell office:value-type="float" office:value="-114.371788" calcext:value-type="float">
            <text:p>-114.371788</text:p>
          </table:table-cell>
          <table:table-cell office:value-type="float" office:value="62.453972" calcext:value-type="float">
            <text:p>62.4539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rthwest Territories</text:p>
          </table:table-cell>
          <table:table-cell table:style-name="ce2" office:value-type="float" office:value="-114.371788" calcext:value-type="float">
            <text:p>-114.371788</text:p>
          </table:table-cell>
          <table:table-cell table:style-name="ce2" office:value-type="float" office:value="62.453972" calcext:value-type="float">
            <text:p>62.453972</text:p>
          </table:table-cell>
        </table:table-row>
        <table:table-row table:style-name="ro1">
          <table:table-cell office:value-type="string" calcext:value-type="string">
            <text:p>Iqaluit</text:p>
          </table:table-cell>
          <table:table-cell office:value-type="float" office:value="-68.519722" calcext:value-type="float">
            <text:p>-68.519722</text:p>
          </table:table-cell>
          <table:table-cell office:value-type="float" office:value="63.748611" calcext:value-type="float">
            <text:p>63.7486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unavut</text:p>
          </table:table-cell>
          <table:table-cell office:value-type="float" office:value="-86.798981" calcext:value-type="float">
            <text:p>-86.798981</text:p>
          </table:table-cell>
          <table:table-cell office:value-type="float" office:value="70.453262" calcext:value-type="float">
            <text:p>70.453262</text:p>
          </table:table-cell>
        </table:table-row>
        <table:table-row table:style-name="ro1">
          <table:table-cell office:value-type="string" calcext:value-type="string">
            <text:p>Calgary</text:p>
          </table:table-cell>
          <table:table-cell table:style-name="ce2" office:value-type="float" office:value="-114.066666" calcext:value-type="float">
            <text:p>-114.066666</text:p>
          </table:table-cell>
          <table:table-cell table:style-name="ce1" office:value-type="float" office:value="51.049999" calcext:value-type="float">
            <text:p>51.04999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table:style-name="ce2" office:value-type="float" office:value="-123.116226" calcext:value-type="float">
            <text:p>-123.116226</text:p>
          </table:table-cell>
          <table:table-cell table:style-name="ce1" office:value-type="float" office:value="49.246292" calcext:value-type="float">
            <text:p>49.24629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itish Columbia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d Deer</text:p>
          </table:table-cell>
          <table:table-cell office:value-type="float" office:value="-113.811241" calcext:value-type="float">
            <text:p>-113.811241</text:p>
          </table:table-cell>
          <table:table-cell table:style-name="ce1" office:value-type="float" office:value="52.268112" calcext:value-type="float">
            <text:p>52.2681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skatoon</text:p>
          </table:table-cell>
          <table:table-cell office:value-type="float" office:value="-106.647034" calcext:value-type="float">
            <text:p>-106.647034</text:p>
          </table:table-cell>
          <table:table-cell office:value-type="float" office:value="52.146973" calcext:value-type="float">
            <text:p>52.14697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-79.347015" calcext:value-type="float">
            <text:p>-79.347015</text:p>
          </table:table-cell>
          <table:table-cell office:value-type="float" office:value="43.65107" calcext:value-type="float">
            <text:p>43.6510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-73.561668" calcext:value-type="float">
            <text:p>-73.561668</text:p>
          </table:table-cell>
          <table:table-cell office:value-type="float" office:value="45.508888" calcext:value-type="float">
            <text:p>45.50888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</table:table-row>
        <table:table-row table:style-name="ro1">
          <table:table-cell office:value-type="string" calcext:value-type="string">
            <text:p>Moncton</text:p>
          </table:table-cell>
          <table:table-cell office:value-type="float" office:value="-64.790497" calcext:value-type="float">
            <text:p>-64.790497</text:p>
          </table:table-cell>
          <table:table-cell office:value-type="float" office:value="46.090946" calcext:value-type="float">
            <text:p>46.09094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</table:table-row>
        <table:table-row table:style-name="ro1">
          <table:table-cell office:value-type="string" calcext:value-type="string">
            <text:p>Kamloops</text:p>
          </table:table-cell>
          <table:table-cell office:value-type="float" office:value="-120.340836" calcext:value-type="float">
            <text:p>-120.340836</text:p>
          </table:table-cell>
          <table:table-cell office:value-type="float" office:value="50.676109" calcext:value-type="float">
            <text:p>50.67610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  <table:table-row table:style-name="ro1">
          <table:table-cell office:value-type="string" calcext:value-type="string">
            <text:p>Kelowna</text:p>
          </table:table-cell>
          <table:table-cell office:value-type="float" office:value="-119.477829" calcext:value-type="float">
            <text:p>-119.477829</text:p>
          </table:table-cell>
          <table:table-cell office:value-type="float" office:value="49.882114" calcext:value-type="float">
            <text:p>49.88211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</table:table>
      <table:table table:name="Hous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 number (starting at 0)</text:p>
          </table:table-cell>
          <table:table-cell office:value-type="string" calcext:value-type="string">
            <text:p>square footage</text:p>
          </table:table-cell>
          <table:table-cell office:value-type="string" calcext:value-type="string">
            <text:p>ammenit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#bedroom</text:p>
          </table:table-cell>
          <table:table-cell office:value-type="string" calcext:value-type="string">
            <text:p>#bathroom</text:p>
          </table:table-cell>
          <table:table-cell office:value-type="string" calcext:value-type="string">
            <text:p>City name</text:p>
          </table:table-cell>
        </table:table-row>
      </table:table>
      <table:table table:name="Job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posting date</text:p>
          </table:table-cell>
          <table:table-cell office:value-type="string" calcext:value-type="string">
            <text:p>remote or in person</text:p>
          </table:table-cell>
          <table:table-cell office:value-type="string" calcext:value-type="string">
            <text:p>Job descrip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application deadline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city name</text:p>
          </table:table-cell>
        </table:table-row>
      </table:table>
      <table:table table:name="Stor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CommunitySuppor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zers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Scho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nimum grade</text:p>
          </table:table-cell>
          <table:table-cell office:value-type="string" calcext:value-type="string">
            <text:p>maximum grade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GeneralLocation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egina</text:p>
          </table:table-cell>
          <table:table-cell office:value-type="float" office:value="-104.618896" calcext:value-type="float">
            <text:p>-104.618896</text:p>
          </table:table-cell>
          <table:table-cell office:value-type="float" office:value="50.44521" calcext:value-type="float">
            <text:p>50.44521</text:p>
          </table:table-cell>
          <table:table-cell table:style-name="ce1" office:value-type="float" office:value="228928" calcext:value-type="float">
            <text:p>228928</text:p>
          </table:table-cell>
        </table:table-row>
        <table:table-row table:style-name="ro1">
          <table:table-cell office:value-type="string" calcext:value-type="string">
            <text:p>Moose Jaw </text:p>
          </table:table-cell>
          <table:table-cell office:value-type="float" office:value="-105.551941" calcext:value-type="float">
            <text:p>-105.551941</text:p>
          </table:table-cell>
          <table:table-cell office:value-type="float" office:value="50.393333" calcext:value-type="float">
            <text:p>50.393333</text:p>
          </table:table-cell>
          <table:table-cell table:style-name="ce1" office:value-type="float" office:value="33890" calcext:value-type="float">
            <text:p>33890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-75.695" calcext:value-type="float">
            <text:p>-75.695</text:p>
          </table:table-cell>
          <table:table-cell office:value-type="float" office:value="45.424721" calcext:value-type="float">
            <text:p>45.424721</text:p>
          </table:table-cell>
          <table:table-cell office:value-type="float" office:value="994837" calcext:value-type="float">
            <text:p>994837</text:p>
          </table:table-cell>
        </table:table-row>
        <table:table-row table:style-name="ro1">
          <table:table-cell office:value-type="string" calcext:value-type="string">
            <text:p>Quebec City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office:value-type="float" office:value="549459" calcext:value-type="float">
            <text:p>549459</text:p>
          </table:table-cell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-97.138451" calcext:value-type="float">
            <text:p>-97.138451</text:p>
          </table:table-cell>
          <table:table-cell office:value-type="float" office:value="49.895077" calcext:value-type="float">
            <text:p>49.895077</text:p>
          </table:table-cell>
          <table:table-cell office:value-type="float" office:value="749534" calcext:value-type="float">
            <text:p>749534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table:style-name="ce2" office:value-type="float" office:value="-113.323975" calcext:value-type="float">
            <text:p>-113.323975</text:p>
          </table:table-cell>
          <table:table-cell table:style-name="ce1" office:value-type="float" office:value="53.631611" calcext:value-type="float">
            <text:p>53.631611</text:p>
          </table:table-cell>
          <table:table-cell office:value-type="float" office:value="981280" calcext:value-type="float">
            <text:p>981280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-123.329773" calcext:value-type="float">
            <text:p>-123.329773</text:p>
          </table:table-cell>
          <table:table-cell table:style-name="ce1" office:value-type="float" office:value="48.407326" calcext:value-type="float">
            <text:p>48.407326</text:p>
          </table:table-cell>
          <table:table-cell office:value-type="float" office:value="92141" calcext:value-type="float">
            <text:p>92141</text:p>
          </table:table-cell>
        </table:table-row>
        <table:table-row table:style-name="ro1">
          <table:table-cell office:value-type="string" calcext:value-type="string">
            <text:p>Charlotte Town</text:p>
          </table:table-cell>
          <table:table-cell office:value-type="float" office:value="-63.129166" calcext:value-type="float">
            <text:p>-63.129166</text:p>
          </table:table-cell>
          <table:table-cell office:value-type="float" office:value="46.238888" calcext:value-type="float">
            <text:p>46.238888</text:p>
          </table:table-cell>
          <table:table-cell office:value-type="float" office:value="36094" calcext:value-type="float">
            <text:p>36094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float" office:value="-63.582687" calcext:value-type="float">
            <text:p>-63.582687</text:p>
          </table:table-cell>
          <table:table-cell office:value-type="float" office:value="44.65107" calcext:value-type="float">
            <text:p>44.65107</text:p>
          </table:table-cell>
          <table:table-cell office:value-type="float" office:value="431479" calcext:value-type="float">
            <text:p>431479</text:p>
          </table:table-cell>
        </table:table-row>
        <table:table-row table:style-name="ro1">
          <table:table-cell office:value-type="string" calcext:value-type="string">
            <text:p>St. Johns</text:p>
          </table:table-cell>
          <table:table-cell office:value-type="float" office:value="-52.71283" calcext:value-type="float">
            <text:p>-52.71283</text:p>
          </table:table-cell>
          <table:table-cell office:value-type="float" office:value="47.560539" calcext:value-type="float">
            <text:p>47.560539</text:p>
          </table:table-cell>
          <table:table-cell office:value-type="float" office:value="70785" calcext:value-type="float">
            <text:p>70785</text:p>
          </table:table-cell>
        </table:table-row>
        <table:table-row table:style-name="ro1">
          <table:table-cell office:value-type="string" calcext:value-type="string">
            <text:p>Fredericton</text:p>
          </table:table-cell>
          <table:table-cell office:value-type="float" office:value="-66.646332" calcext:value-type="float">
            <text:p>-66.646332</text:p>
          </table:table-cell>
          <table:table-cell office:value-type="float" office:value="45.964993" calcext:value-type="float">
            <text:p>45.964993</text:p>
          </table:table-cell>
          <table:table-cell office:value-type="float" office:value="58220" calcext:value-type="float">
            <text:p>58220</text:p>
          </table:table-cell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float" office:value="-135.056839" calcext:value-type="float">
            <text:p>-135.056839</text:p>
          </table:table-cell>
          <table:table-cell office:value-type="float" office:value="60.721188" calcext:value-type="float">
            <text:p>60.721188</text:p>
          </table:table-cell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string" calcext:value-type="string">
            <text:p>Yellow Knife</text:p>
          </table:table-cell>
          <table:table-cell office:value-type="float" office:value="-114.371788" calcext:value-type="float">
            <text:p>-114.371788</text:p>
          </table:table-cell>
          <table:table-cell office:value-type="float" office:value="62.453972" calcext:value-type="float">
            <text:p>62.453972</text:p>
          </table:table-cell>
          <table:table-cell office:value-type="float" office:value="19569" calcext:value-type="float">
            <text:p>19569</text:p>
          </table:table-cell>
        </table:table-row>
        <table:table-row table:style-name="ro1">
          <table:table-cell office:value-type="string" calcext:value-type="string">
            <text:p>Iqaluit</text:p>
          </table:table-cell>
          <table:table-cell office:value-type="float" office:value="-68.519722" calcext:value-type="float">
            <text:p>-68.519722</text:p>
          </table:table-cell>
          <table:table-cell office:value-type="float" office:value="63.748611" calcext:value-type="float">
            <text:p>63.748611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string" calcext:value-type="string">
            <text:p>Calgary</text:p>
          </table:table-cell>
          <table:table-cell table:style-name="ce2" office:value-type="float" office:value="-114.066666" calcext:value-type="float">
            <text:p>-114.066666</text:p>
          </table:table-cell>
          <table:table-cell table:style-name="ce1" office:value-type="float" office:value="51.049999" calcext:value-type="float">
            <text:p>51.049999</text:p>
          </table:table-cell>
          <table:table-cell office:value-type="float" office:value="1336000" calcext:value-type="float">
            <text:p>1336000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table:style-name="ce2" office:value-type="float" office:value="-123.116226" calcext:value-type="float">
            <text:p>-123.116226</text:p>
          </table:table-cell>
          <table:table-cell table:style-name="ce1" office:value-type="float" office:value="49.246292" calcext:value-type="float">
            <text:p>49.246292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1">
          <table:table-cell office:value-type="string" calcext:value-type="string">
            <text:p>Red Deer</text:p>
          </table:table-cell>
          <table:table-cell office:value-type="float" office:value="-113.811241" calcext:value-type="float">
            <text:p>-113.811241</text:p>
          </table:table-cell>
          <table:table-cell table:style-name="ce1" office:value-type="float" office:value="52.268112" calcext:value-type="float">
            <text:p>52.268112</text:p>
          </table:table-cell>
          <table:table-cell table:style-name="ce1" office:value-type="float" office:value="103588" calcext:value-type="float">
            <text:p>103588</text:p>
          </table:table-cell>
        </table:table-row>
        <table:table-row table:style-name="ro1">
          <table:table-cell office:value-type="string" calcext:value-type="string">
            <text:p>Saskatoon</text:p>
          </table:table-cell>
          <table:table-cell office:value-type="float" office:value="-106.647034" calcext:value-type="float">
            <text:p>-106.647034</text:p>
          </table:table-cell>
          <table:table-cell office:value-type="float" office:value="52.146973" calcext:value-type="float">
            <text:p>52.146973</text:p>
          </table:table-cell>
          <table:table-cell office:value-type="float" office:value="273010" calcext:value-type="float">
            <text:p>273010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-79.347015" calcext:value-type="float">
            <text:p>-79.347015</text:p>
          </table:table-cell>
          <table:table-cell office:value-type="float" office:value="43.65107" calcext:value-type="float">
            <text:p>43.65107</text:p>
          </table:table-cell>
          <table:table-cell office:value-type="float" office:value="2930000" calcext:value-type="float">
            <text:p>2930000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-73.561668" calcext:value-type="float">
            <text:p>-73.561668</text:p>
          </table:table-cell>
          <table:table-cell office:value-type="float" office:value="45.508888" calcext:value-type="float">
            <text:p>45.508888</text:p>
          </table:table-cell>
          <table:table-cell office:value-type="float" office:value="1780000" calcext:value-type="float">
            <text:p>1780000</text:p>
          </table:table-cell>
        </table:table-row>
        <table:table-row table:style-name="ro1">
          <table:table-cell office:value-type="string" calcext:value-type="string">
            <text:p>Moncton</text:p>
          </table:table-cell>
          <table:table-cell office:value-type="float" office:value="-64.790497" calcext:value-type="float">
            <text:p>-64.790497</text:p>
          </table:table-cell>
          <table:table-cell office:value-type="float" office:value="46.090946" calcext:value-type="float">
            <text:p>46.090946</text:p>
          </table:table-cell>
          <table:table-cell office:value-type="float" office:value="85198" calcext:value-type="float">
            <text:p>85198</text:p>
          </table:table-cell>
        </table:table-row>
        <table:table-row table:style-name="ro1">
          <table:table-cell office:value-type="string" calcext:value-type="string">
            <text:p>Kamloops</text:p>
          </table:table-cell>
          <table:table-cell office:value-type="float" office:value="-120.340836" calcext:value-type="float">
            <text:p>-120.340836</text:p>
          </table:table-cell>
          <table:table-cell office:value-type="float" office:value="50.676109" calcext:value-type="float">
            <text:p>50.676109</text:p>
          </table:table-cell>
          <table:table-cell office:value-type="float" office:value="90280" calcext:value-type="float">
            <text:p>90280</text:p>
          </table:table-cell>
        </table:table-row>
        <table:table-row table:style-name="ro1">
          <table:table-cell office:value-type="string" calcext:value-type="string">
            <text:p>Kelowna</text:p>
          </table:table-cell>
          <table:table-cell office:value-type="float" office:value="-119.477829" calcext:value-type="float">
            <text:p>-119.477829</text:p>
          </table:table-cell>
          <table:table-cell office:value-type="float" office:value="49.882114" calcext:value-type="float">
            <text:p>49.882114</text:p>
          </table:table-cell>
          <table:table-cell office:value-type="float" office:value="144576" calcext:value-type="float">
            <text:p>144576</text:p>
          </table:table-cell>
        </table:table-row>
      </table:table>
      <table:table table:name="bound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skatchewan</text:p>
          </table:table-cell>
          <table:table-cell office:value-type="float" office:value="-109.99" calcext:value-type="float">
            <text:p>-109.99</text:p>
          </table:table-cell>
          <table:table-cell office:value-type="float" office:value="-101.36" calcext:value-type="float">
            <text:p>-101.36</text:p>
          </table:table-cell>
          <table:table-cell office:value-type="float" office:value="48.99" calcext:value-type="float">
            <text:p>48.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office:value-type="float" office:value="-120" calcext:value-type="float">
            <text:p>-120</text:p>
          </table:table-cell>
          <table:table-cell office:value-type="float" office:value="-109.99" calcext:value-type="float">
            <text:p>-109.99</text:p>
          </table:table-cell>
          <table:table-cell office:value-type="float" office:value="48.99" calcext:value-type="float">
            <text:p>48.9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nitoba</text:p>
          </table:table-cell>
          <table:table-cell office:value-type="float" office:value="-102.03" calcext:value-type="float">
            <text:p>-102.03</text:p>
          </table:table-cell>
          <table:table-cell office:value-type="float" office:value="-88.94" calcext:value-type="float">
            <text:p>-88.94</text:p>
          </table:table-cell>
          <table:table-cell office:value-type="float" office:value="48.99" calcext:value-type="float">
            <text:p>48.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float" office:value="-139.06" calcext:value-type="float">
            <text:p>-139.06</text:p>
          </table:table-cell>
          <table:table-cell office:value-type="float" office:value="-114.03" calcext:value-type="float">
            <text:p>-114.03</text:p>
          </table:table-cell>
          <table:table-cell office:value-type="float" office:value="48.3" calcext:value-type="float">
            <text:p>48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float" office:value="-66.32" calcext:value-type="float">
            <text:p>-66.32</text:p>
          </table:table-cell>
          <table:table-cell office:value-type="float" office:value="-59.68" calcext:value-type="float">
            <text:p>-59.68</text:p>
          </table:table-cell>
          <table:table-cell office:value-type="float" office:value="43.42" calcext:value-type="float">
            <text:p>43.42</text:p>
          </table:table-cell>
          <table:table-cell office:value-type="float" office:value="47.03" calcext:value-type="float">
            <text:p>47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float" office:value="-69.06" calcext:value-type="float">
            <text:p>-69.06</text:p>
          </table:table-cell>
          <table:table-cell office:value-type="float" office:value="-63.77" calcext:value-type="float">
            <text:p>-63.77</text:p>
          </table:table-cell>
          <table:table-cell office:value-type="float" office:value="44.6" calcext:value-type="float">
            <text:p>44.6</text:p>
          </table:table-cell>
          <table:table-cell office:value-type="float" office:value="48.07" calcext:value-type="float">
            <text:p>48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foundland &amp; Labrador</text:p>
          </table:table-cell>
          <table:table-cell office:value-type="float" office:value="-67.8" calcext:value-type="float">
            <text:p>-67.8</text:p>
          </table:table-cell>
          <table:table-cell office:value-type="float" office:value="-52.61" calcext:value-type="float">
            <text:p>-52.61</text:p>
          </table:table-cell>
          <table:table-cell office:value-type="float" office:value="46.61" calcext:value-type="float">
            <text:p>46.61</text:p>
          </table:table-cell>
          <table:table-cell office:value-type="float" office:value="60.37" calcext:value-type="float">
            <text:p>60.3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float" office:value="-64.41" calcext:value-type="float">
            <text:p>-64.41</text:p>
          </table:table-cell>
          <table:table-cell office:value-type="float" office:value="-61.97" calcext:value-type="float">
            <text:p>-61.97</text:p>
          </table:table-cell>
          <table:table-cell office:value-type="float" office:value="45.95" calcext:value-type="float">
            <text:p>45.95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float" office:value="-95.16" calcext:value-type="float">
            <text:p>-95.16</text:p>
          </table:table-cell>
          <table:table-cell office:value-type="float" office:value="-74.34" calcext:value-type="float">
            <text:p>-74.34</text:p>
          </table:table-cell>
          <table:table-cell office:value-type="float" office:value="41.66" calcext:value-type="float">
            <text:p>41.66</text:p>
          </table:table-cell>
          <table:table-cell office:value-type="float" office:value="56.86" calcext:value-type="float">
            <text:p>56.8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office:value-type="float" office:value="-79.76" calcext:value-type="float">
            <text:p>-79.76</text:p>
          </table:table-cell>
          <table:table-cell office:value-type="float" office:value="-57.1" calcext:value-type="float">
            <text:p>-57.1</text:p>
          </table:table-cell>
          <table:table-cell office:value-type="float" office:value="44.99" calcext:value-type="float">
            <text:p>44.99</text:p>
          </table:table-cell>
          <table:table-cell office:value-type="float" office:value="62.59" calcext:value-type="float">
            <text:p>62.5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ukon</text:p>
          </table:table-cell>
          <table:table-cell office:value-type="float" office:value="-141" calcext:value-type="float">
            <text:p>-141</text:p>
          </table:table-cell>
          <table:table-cell office:value-type="float" office:value="-123.81" calcext:value-type="float">
            <text:p>-123.81</text:p>
          </table:table-cell>
          <table:table-cell office:value-type="float" office:value="60" calcext:value-type="float">
            <text:p>60</text:p>
          </table:table-cell>
          <table:table-cell office:value-type="float" office:value="69.65" calcext:value-type="float">
            <text:p>69.6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float" office:value="-136.44" calcext:value-type="float">
            <text:p>-136.44</text:p>
          </table:table-cell>
          <table:table-cell office:value-type="float" office:value="-101.98" calcext:value-type="float">
            <text:p>-101.98</text:p>
          </table:table-cell>
          <table:table-cell office:value-type="float" office:value="60" calcext:value-type="float">
            <text:p>60</text:p>
          </table:table-cell>
          <table:table-cell office:value-type="float" office:value="78.76" calcext:value-type="float">
            <text:p>78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avut</text:p>
          </table:table-cell>
          <table:table-cell office:value-type="float" office:value="-120.68" calcext:value-type="float">
            <text:p>-120.68</text:p>
          </table:table-cell>
          <table:table-cell office:value-type="float" office:value="-61.08" calcext:value-type="float">
            <text:p>-61.08</text:p>
          </table:table-cell>
          <table:table-cell office:value-type="float" office:value="51.64" calcext:value-type="float">
            <text:p>51.64</text:p>
          </table:table-cell>
          <table:table-cell office:value-type="float" office:value="83.11" calcext:value-type="float">
            <text:p>83.1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6:02:01.593000000</meta:creation-date>
    <dc:date>2023-03-29T15:30:11.196000000</dc:date>
    <meta:editing-duration>PT8H11M13S</meta:editing-duration>
    <meta:editing-cycles>15</meta:editing-cycles>
    <meta:generator>LibreOffice/7.3.7.2$Windows_X86_64 LibreOffice_project/e114eadc50a9ff8d8c8a0567d6da8f454beeb84f</meta:generator>
    <meta:document-statistic meta:table-count="9" meta:cell-count="448" meta:object-count="0"/>
  </office:meta>
</office:document-meta>
</file>